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RANCISO RUDENCIO AYBAR PEV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VAREZ GOMEZ CARLOS RAFA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2041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YBAR PEVE FRANCISCO RUDENCI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186544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/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0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1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1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3T00:23:08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